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ff0000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2.54cm" svg:height="0.962cm" svg:x="3.556cm" svg:y="4.064cm">
          <draw:text-box>
            <text:p>Trigger</text:p>
          </draw:text-box>
        </draw:frame>
        <draw:frame draw:style-name="gr2" draw:text-style-name="P1" xml:id="id2" draw:id="id2" draw:layer="layout" svg:width="3.093cm" svg:height="1.073cm" svg:x="7.321cm" svg:y="8.325cm">
          <draw:text-box>
            <text:p>FIIa +FII</text:p>
          </draw:text-box>
        </draw:frame>
        <draw:frame draw:style-name="gr3" draw:text-style-name="P1" draw:layer="layout" svg:width="2.286cm" svg:height="0.962cm" svg:x="1.778cm" svg:y="11.684cm">
          <draw:text-box>
            <text:p>ATIII</text:p>
          </draw:text-box>
        </draw:frame>
        <draw:frame draw:style-name="gr4" draw:text-style-name="P1" xml:id="id3" draw:id="id3" draw:layer="layout" svg:width="2.286cm" svg:height="0.97cm" svg:x="11.43cm" svg:y="8.428cm">
          <draw:text-box>
            <text:p>2FIIa</text:p>
          </draw:text-box>
        </draw:frame>
        <draw:frame draw:style-name="gr3" draw:text-style-name="P1" draw:layer="layout" svg:width="3.048cm" svg:height="0.962cm" svg:x="11.176cm" svg:y="11.938cm">
          <draw:text-box>
            <text:p>platelets</text:p>
          </draw:text-box>
        </draw:frame>
        <draw:frame draw:style-name="gr3" draw:text-style-name="P1" draw:layer="layout" svg:width="7.112cm" svg:height="0.962cm" svg:x="15.24cm" svg:y="12.192cm">
          <draw:text-box>
            <text:p>active platelets</text:p>
          </draw:text-box>
        </draw:frame>
        <draw:frame draw:style-name="gr5" draw:text-style-name="P1" draw:layer="layout" svg:width="3.556cm" svg:height="1.673cm" svg:x="5.334cm" svg:y="14.986cm">
          <draw:text-box>
            <text:p>TM_PC</text:p>
          </draw:text-box>
        </draw:frame>
        <draw:frame draw:style-name="gr5" draw:text-style-name="P1" draw:layer="layout" svg:width="3.556cm" svg:height="1.673cm" svg:x="10.16cm" svg:y="14.837cm">
          <draw:text-box>
            <text:p>TM+ APC</text:p>
          </draw:text-box>
        </draw:frame>
        <draw:frame draw:style-name="gr3" draw:text-style-name="P1" draw:layer="layout" svg:width="3.302cm" svg:height="0.962cm" svg:x="16.51cm" svg:y="3.81cm">
          <draw:text-box>
            <text:p>[FV+FX]</text:p>
          </draw:text-box>
        </draw:frame>
        <draw:frame draw:style-name="gr3" draw:text-style-name="P1" draw:layer="layout" svg:width="3.302cm" svg:height="0.962cm" svg:x="21.336cm" svg:y="4.064cm">
          <draw:text-box>
            <text:p>[FV+FX]a</text:p>
          </draw:text-box>
        </draw:frame>
        <draw:frame draw:style-name="gr6" draw:text-style-name="P1" draw:layer="layout" svg:width="5.588cm" svg:height="2.384cm" svg:x="19.812cm" svg:y="7.62cm">
          <draw:text-box>
            <text:p>Prothombinase Complex</text:p>
          </draw:text-box>
        </draw:frame>
        <draw:connector draw:style-name="gr7" draw:text-style-name="P2" draw:layer="layout" draw:type="line" svg:x1="6.096cm" svg:y1="4.545cm" svg:x2="8.414cm" svg:y2="4.597cm" draw:start-shape="id1" draw:start-glue-point="1" svg:d="M6096 4545l2318 52" svg:viewBox="0 0 2319 53">
          <text:p/>
        </draw:connector>
        <draw:connector draw:style-name="gr7" draw:text-style-name="P2" draw:layer="layout" draw:type="line" svg:x1="8.935cm" svg:y1="4.25cm" svg:x2="8.891cm" svg:y2="8.371cm" svg:d="M8935 4250l-44 4121" svg:viewBox="0 0 45 4122">
          <text:p/>
        </draw:connector>
        <draw:connector draw:style-name="gr7" draw:text-style-name="P2" xml:id="id5" draw:id="id5" draw:layer="layout" draw:type="line" svg:x1="10.414cm" svg:y1="8.861cm" svg:x2="11.43cm" svg:y2="8.913cm" draw:start-shape="id2" draw:start-glue-point="1" draw:end-shape="id3" draw:end-glue-point="3" svg:d="M10414 8861l1016 52" svg:viewBox="0 0 1017 53">
          <text:p/>
        </draw:connector>
        <draw:frame draw:style-name="gr1" draw:text-style-name="P1" xml:id="id4" draw:id="id4" draw:layer="layout" svg:width="1.954cm" svg:height="0.962cm" svg:x="9.976cm" svg:y="5.334cm">
          <draw:text-box>
            <text:p>TFPI</text:p>
          </draw:text-box>
        </draw:frame>
        <draw:connector draw:style-name="gr8" draw:text-style-name="P3" draw:layer="layout" svg:x1="9.976cm" svg:y1="5.815cm" svg:x2="9.108cm" svg:y2="5.812cm" draw:start-shape="id4" draw:start-glue-point="3" svg:d="M9976 5815h-684v-3h-184" svg:viewBox="0 0 869 4">
          <text:p/>
        </draw:connector>
        <draw:connector draw:style-name="gr8" draw:text-style-name="P3" draw:layer="layout" draw:line-skew="0.102cm" svg:x1="10.953cm" svg:y1="6.296cm" svg:x2="10.922cm" svg:y2="8.887cm" draw:start-shape="id4" draw:start-glue-point="2" draw:end-shape="id5" draw:end-glue-point="0" svg:d="M10953 6296v1324h-31v1267" svg:viewBox="0 0 32 2592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6:42:41.477162983</meta:creation-date>
    <dc:date>2016-12-14T16:55:39.434065543</dc:date>
    <meta:editing-duration>PT12M59S</meta:editing-duration>
    <meta:editing-cycles>1</meta:editing-cycles>
    <meta:document-statistic meta:object-count="40"/>
    <meta:generator>LibreOffice/5.1.4.2$Linux_X86_64 LibreOffice_project/10m0$Build-2</meta:generator>
  </office:meta>
</office:document-meta>
</file>